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Content.getEntri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arContent.getEntryAsStream( String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JarContent.JarContent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iesEnumeration.EntriesEnumeration( Enumeration enum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Content.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Cont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Content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ntriesEnumeration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iesEnumeration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Content.openJarF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rContent.fin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rContent.hasEntry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arContent.getEntry( String nam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JarContent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